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>
            <text:p>Etudiant</text:p>
          </table:table-cell>
          <table:table-cell table:number-columns-repeated="3"/>
          <table:table-cell office:value-type="string">
            <text:p>Matière</text:p>
          </table:table-cell>
          <table:table-cell table:number-columns-repeated="6"/>
        </table:table-row>
        <table:table-row table:style-name="ro1">
          <table:table-cell office:value-type="string">
            <text:p>nom</text:p>
          </table:table-cell>
          <table:table-cell office:value-type="string">
            <text:p>email</text:p>
          </table:table-cell>
          <table:table-cell table:number-columns-repeated="2"/>
          <table:table-cell office:value-type="string">
            <text:p>nom</text:p>
          </table:table-cell>
          <table:table-cell office:value-type="string">
            <text:p>duree</text:p>
          </table:table-cell>
          <table:table-cell table:number-columns-repeated="5"/>
        </table:table-row>
        <table:table-row table:style-name="ro1">
          <table:table-cell office:value-type="string">
            <text:p>Alain</text:p>
          </table:table-cell>
          <table:table-cell office:value-type="string">
            <text:p><text:a xlink:href="mailto:a@yahoo.fr">a@yahoo.fr</text:a></text:p>
          </table:table-cell>
          <table:table-cell table:number-columns-repeated="2"/>
          <table:table-cell office:value-type="string">
            <text:p>Javascript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string">
            <text:p>Céline</text:p>
          </table:table-cell>
          <table:table-cell office:value-type="string">
            <text:p><text:a xlink:href="mailto:c@gmail.com">c@gmail.com</text:a></text:p>
          </table:table-cell>
          <table:table-cell table:number-columns-repeated="2"/>
          <table:table-cell office:value-type="string">
            <text:p>PHP 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>
            <text:p>Etudiant</text:p>
          </table:table-cell>
          <table:table-cell table:number-columns-repeated="5"/>
          <table:table-cell office:value-type="string">
            <text:p>Matière</text:p>
          </table:table-cell>
          <table:table-cell table:number-columns-repeated="4"/>
        </table:table-row>
        <table:table-row table:style-name="ro1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email</text:p>
          </table:table-cell>
          <table:table-cell office:value-type="string">
            <text:p>matiere_id</text:p>
          </table:table-cell>
          <table:table-cell table:number-columns-repeated="2"/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duree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ain</text:p>
          </table:table-cell>
          <table:table-cell office:value-type="string">
            <text:p><text:a xlink:href="mailto:a@yahoo.fr">a@yahoo.fr</text:a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Javascript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éline</text:p>
          </table:table-cell>
          <table:table-cell office:value-type="string">
            <text:p><text:a xlink:href="mailto:c@gmail.com">c@gmail.com</text:a>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HP 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>
            <text:p>Ecole</text:p>
          </table:table-cell>
          <table:table-cell table:number-columns-repeated="3"/>
          <table:table-cell office:value-type="string">
            <text:p>ecole_formation</text:p>
          </table:table-cell>
          <table:table-cell table:number-columns-repeated="3"/>
          <table:table-cell office:value-type="string">
            <text:p>Formation</text:p>
          </table:table-cell>
          <table:table-cell table:number-columns-repeated="2"/>
        </table:table-row>
        <table:table-row table:style-name="ro1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adresse</text:p>
          </table:table-cell>
          <table:table-cell/>
          <table:table-cell office:value-type="string">
            <text:p>ecole_id</text:p>
          </table:table-cell>
          <table:table-cell office:value-type="string">
            <text:p>formation_id</text:p>
          </table:table-cell>
          <table:table-cell table:number-columns-repeated="2"/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dure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 fontaine</text:p>
          </table:table-cell>
          <table:table-cell office:value-type="string">
            <text:p>pari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ac 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udelaire</text:p>
          </table:table-cell>
          <table:table-cell office:value-type="string">
            <text:p>rueil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Bac L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5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08">08/01/2024</text:date>, <text:time>10:1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lik H</meta:initial-creator>
    <meta:creation-date>2024-01-08T10:00:15.90</meta:creation-date>
    <dc:date>2024-01-08T10:18:00.51</dc:date>
    <dc:creator>Malik H</dc:creator>
    <meta:editing-duration>PT2M34S</meta:editing-duration>
    <meta:editing-cycles>1</meta:editing-cycles>
    <meta:document-statistic meta:table-count="3" meta:cell-count="68" meta:object-count="0"/>
    <meta:generator>OpenOffice/4.1.10$Win32 OpenOffice.org_project/4110m2$Build-9807</meta:generator>
  </office:meta>
</office:document-meta>
</file>